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officeooo:rsid="00034ce2" officeooo:paragraph-rsid="00034ce2"/>
    </style:style>
    <style:style style:name="P2" style:family="paragraph" style:parent-style-name="Standard">
      <style:text-properties officeooo:rsid="00034ce2" officeooo:paragraph-rsid="00034ce2"/>
    </style:style>
    <style:style style:name="P3" style:family="paragraph" style:parent-style-name="Standard">
      <style:text-properties style:font-name="Arial1" fo:font-size="11pt" officeooo:rsid="0005e450" officeooo:paragraph-rsid="0005e450" style:font-size-asian="9.60000038146973pt" style:font-size-complex="11pt"/>
    </style:style>
    <style:style style:name="P4" style:family="paragraph" style:parent-style-name="Standard">
      <style:text-properties style:font-name="Arial1" fo:font-size="11pt" fo:font-weight="bold" officeooo:rsid="0005e450" officeooo:paragraph-rsid="0005e450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style:font-name="Arial1" fo:font-size="11pt" officeooo:rsid="00034ce2" officeooo:paragraph-rsid="00034ce2" style:font-size-asian="11pt" style:font-size-complex="11pt"/>
    </style:style>
    <style:style style:name="P6" style:family="paragraph" style:parent-style-name="Text_20_body" style:list-style-name="L1">
      <style:text-properties officeooo:rsid="00034ce2" officeooo:paragraph-rsid="00034ce2"/>
    </style:style>
    <style:style style:name="P7" style:family="paragraph" style:parent-style-name="Text_20_body" style:list-style-name="L1">
      <style:text-properties style:font-name="Arial1" fo:font-size="11pt" officeooo:rsid="00034ce2" officeooo:paragraph-rsid="00034ce2" style:font-size-asian="11pt" style:font-size-complex="11pt"/>
    </style:style>
    <style:style style:name="P8" style:family="paragraph" style:parent-style-name="Standard">
      <style:text-properties style:font-name="Arial1" fo:font-size="11pt" officeooo:rsid="00048028" officeooo:paragraph-rsid="00048028" style:font-size-asian="11pt" style:font-size-complex="11pt"/>
    </style:style>
    <style:style style:name="P9" style:family="paragraph" style:parent-style-name="Heading_20_1">
      <style:text-properties officeooo:rsid="00034ce2" officeooo:paragraph-rsid="00034ce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1" fo:font-size="11pt" style:font-size-asian="11pt" style:font-size-complex="11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Práctica: Instalación y uso de plugins en Obsidian.</text:p>
      <text:p text:style-name="P1"/>
      <text:p text:style-name="P2"/>
      <text:p text:style-name="P3">En esta práctica aprenderás a <text:span text:style-name="T1">instalar y utilizar plugins en Obsidian.</text:span></text:p>
      <text:p text:style-name="P4"/>
      <text:p text:style-name="P5">1. Abre Obsidian y activa la opción de complementos de la comunidad:</text:p>
      <text:list text:style-name="L1">
        <text:list-item>
          <text:list>
            <text:list-item>
              <text:p text:style-name="P6"><text:span text:style-name="T2">Ve a </text:span><text:span text:style-name="Strong_20_Emphasis"><text:span text:style-name="T2">Configuración → Complementos de la comunidad (Community Plugins)</text:span></text:span><text:span text:style-name="T2">.</text:span></text:p>
            </text:list-item>
            <text:list-item>
              <text:p text:style-name="P6"><text:span text:style-name="T2">Activa </text:span><text:span text:style-name="Strong_20_Emphasis"><text:span text:style-name="T2">“Permitir complementos de la comunidad”</text:span></text:span><text:span text:style-name="T2">.</text:span></text:p>
            </text:list-item>
          </text:list>
        </text:list-item>
        <text:list-item>
          <text:p text:style-name="P6"><text:span text:style-name="T2">Entra en </text:span><text:span text:style-name="Strong_20_Emphasis"><text:span text:style-name="T2">Examinar (Browse)</text:span></text:span><text:span text:style-name="T2"> y busca </text:span><text:span text:style-name="Strong_20_Emphasis"><text:span text:style-name="T2">“Kanban”</text:span></text:span><text:span text:style-name="T2"> (autor: </text:span><text:span text:style-name="Emphasis"><text:span text:style-name="T2">mgmeyers</text:span></text:span><text:span text:style-name="T2">).</text:span></text:p>
        </text:list-item>
        <text:list-item>
          <text:p text:style-name="P7">Instálalo y actívalo </text:p>
        </text:list-item>
        <text:list-item>
          <text:p text:style-name="P6"><text:span text:style-name="T2">Repite el proceso con </text:span><text:span text:style-name="Strong_20_Emphasis"><text:span text:style-name="T2">otro plugin de tu elección</text:span></text:span><text:span text:style-name="T2">.</text:span></text:p>
        </text:list-item>
      </text:list>
      <text:p text:style-name="P8"/>
      <text:p text:style-name="P8">2. Con el plugin de Kanban crea una lista de tareas con al menos tres, cada una debe estar enlazada a una nota.</text:p>
      <text:p text:style-name="P8"/>
      <text:p text:style-name="P8">3. Comenta en que consiste el plugin que has elegido e <text:s/>instalado bajo tu elección.</text:p>
      <text:p text:style-name="P2"/>
      <text:h text:style-name="P9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9:33:38.970186100</meta:creation-date>
    <dc:date>2025-10-06T19:58:46.148422000</dc:date>
    <meta:editing-duration>PT11M27S</meta:editing-duration>
    <meta:editing-cycles>3</meta:editing-cycles>
    <meta:generator>LibreOffice/25.8.1.1$Windows_X86_64 LibreOffice_project/54047653041915e595ad4e45cccea684809c77b5</meta:generator>
    <meta:document-statistic meta:table-count="0" meta:image-count="0" meta:object-count="0" meta:page-count="1" meta:paragraph-count="10" meta:word-count="111" meta:character-count="640" meta:non-whitespace-character-count="542"/>
  </office:meta>
</office:document-meta>
</file>